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30370" officeooo:paragraph-rsid="001b5313"/>
    </style:style>
    <style:style style:name="P2" style:family="paragraph" style:parent-style-name="Standard">
      <style:text-properties fo:language="en" fo:country="GB" fo:font-weight="bold" officeooo:rsid="001d1e21" officeooo:paragraph-rsid="001b5313" style:font-weight-asian="bold" style:font-weight-complex="bold"/>
    </style:style>
    <style:style style:name="P3" style:family="paragraph" style:parent-style-name="Standard">
      <style:text-properties fo:language="en" fo:country="GB" officeooo:rsid="001d1e21" officeooo:paragraph-rsid="001b5313"/>
    </style:style>
    <style:style style:name="P4" style:family="paragraph" style:parent-style-name="Standard">
      <style:text-properties fo:language="en" fo:country="GB" officeooo:rsid="00145552" officeooo:paragraph-rsid="001b5313"/>
    </style:style>
    <style:style style:name="P5" style:family="paragraph" style:parent-style-name="Standard">
      <style:text-properties fo:language="en" fo:country="GB" officeooo:rsid="000f707c" officeooo:paragraph-rsid="001b5313"/>
    </style:style>
    <style:style style:name="P6" style:family="paragraph" style:parent-style-name="Standard">
      <style:text-properties fo:language="en" fo:country="GB" officeooo:rsid="0017bfda" officeooo:paragraph-rsid="001b5313"/>
    </style:style>
    <style:style style:name="P7" style:family="paragraph" style:parent-style-name="Standard">
      <style:text-properties fo:language="en" fo:country="GB" fo:font-style="italic" officeooo:rsid="002a6610" officeooo:paragraph-rsid="001b5313" style:font-style-asian="italic" style:font-style-complex="italic"/>
    </style:style>
    <style:style style:name="P8" style:family="paragraph" style:parent-style-name="Standard">
      <style:text-properties fo:language="en" fo:country="GB" fo:font-style="italic" officeooo:rsid="002be485" officeooo:paragraph-rsid="001b5313" style:font-style-asian="italic" style:font-style-complex="italic"/>
    </style:style>
    <style:style style:name="P9" style:family="paragraph" style:parent-style-name="Standard">
      <style:text-properties fo:language="en" fo:country="GB" officeooo:rsid="00153a6d" officeooo:paragraph-rsid="001b5313"/>
    </style:style>
    <style:style style:name="P10" style:family="paragraph" style:parent-style-name="Standard">
      <style:text-properties fo:language="en" fo:country="GB" officeooo:rsid="0015b5ec" officeooo:paragraph-rsid="001b5313"/>
    </style:style>
    <style:style style:name="P11" style:family="paragraph" style:parent-style-name="Standard">
      <style:text-properties fo:language="en" fo:country="GB" officeooo:rsid="0015cf8c" officeooo:paragraph-rsid="001b5313"/>
    </style:style>
    <style:style style:name="P12" style:family="paragraph" style:parent-style-name="Standard">
      <style:text-properties fo:language="en" fo:country="GB" officeooo:rsid="002a6610" officeooo:paragraph-rsid="001b5313"/>
    </style:style>
    <style:style style:name="P13" style:family="paragraph" style:parent-style-name="Standard">
      <style:text-properties fo:language="en" fo:country="GB" officeooo:rsid="0016c903" officeooo:paragraph-rsid="001b5313"/>
    </style:style>
    <style:style style:name="P14" style:family="paragraph" style:parent-style-name="Standard">
      <style:text-properties fo:language="en" fo:country="GB" officeooo:rsid="002a746a" officeooo:paragraph-rsid="001b5313"/>
    </style:style>
    <style:style style:name="P15" style:family="paragraph" style:parent-style-name="Standard">
      <style:text-properties fo:language="en" fo:country="GB" officeooo:rsid="001ccec5" officeooo:paragraph-rsid="001ccec5"/>
    </style:style>
    <style:style style:name="P16" style:family="paragraph" style:parent-style-name="Standard">
      <style:text-properties fo:font-style="italic" officeooo:paragraph-rsid="001b5313" style:font-style-asian="italic" style:font-style-complex="italic"/>
    </style:style>
    <style:style style:name="P17" style:family="paragraph" style:parent-style-name="Standard">
      <style:text-properties officeooo:paragraph-rsid="001b5313"/>
    </style:style>
    <style:style style:name="P18" style:family="paragraph" style:parent-style-name="Standard">
      <style:text-properties officeooo:rsid="001ef9fa" officeooo:paragraph-rsid="001ef9fa"/>
    </style:style>
    <style:style style:name="P19" style:family="paragraph" style:parent-style-name="Standard">
      <style:text-properties officeooo:rsid="001f633d" officeooo:paragraph-rsid="001f633d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be485"/>
    </style:style>
    <style:style style:name="T3" style:family="text">
      <style:text-properties fo:language="en" fo:country="GB" officeooo:rsid="0010e3e9"/>
    </style:style>
    <style:style style:name="T4" style:family="text">
      <style:text-properties fo:language="en" fo:country="GB" fo:font-style="italic" officeooo:rsid="000f707c" style:font-style-asian="italic" style:font-style-complex="italic"/>
    </style:style>
    <style:style style:name="T5" style:family="text">
      <style:text-properties fo:language="en" fo:country="GB" fo:font-style="italic" officeooo:rsid="002a6610" style:font-style-asian="italic" style:font-style-complex="italic"/>
    </style:style>
    <style:style style:name="T6" style:family="text">
      <style:text-properties fo:language="en" fo:country="GB" officeooo:rsid="0015cf8c"/>
    </style:style>
    <style:style style:name="T7" style:family="text">
      <style:text-properties fo:language="en" fo:country="GB" officeooo:rsid="000f707c"/>
    </style:style>
    <style:style style:name="T8" style:family="text">
      <style:text-properties fo:language="en" fo:country="GB" officeooo:rsid="00262951"/>
    </style:style>
    <style:style style:name="T9" style:family="text">
      <style:text-properties fo:language="en" fo:country="GB" officeooo:rsid="0020d392"/>
    </style:style>
    <style:style style:name="T10" style:family="text">
      <style:text-properties fo:language="en" fo:country="GB" officeooo:rsid="00140dae"/>
    </style:style>
    <style:style style:name="T11" style:family="text">
      <style:text-properties fo:language="en" fo:country="GB" officeooo:rsid="002a6610"/>
    </style:style>
    <style:style style:name="T12" style:family="text">
      <style:text-properties fo:language="en" fo:country="GB" officeooo:rsid="002a746a"/>
    </style:style>
    <style:style style:name="T13" style:family="text">
      <style:text-properties fo:language="en" fo:country="GB" officeooo:rsid="00204c7e"/>
    </style:style>
    <style:style style:name="T14" style:family="text">
      <style:text-properties officeooo:rsid="002a6610"/>
    </style:style>
    <style:style style:name="T15" style:family="text">
      <style:text-properties officeooo:rsid="0016c903"/>
    </style:style>
    <style:style style:name="T16" style:family="text">
      <style:text-properties officeooo:rsid="001f6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tjitze.fc.school/index.php</text:p>
      <text:p text:style-name="P2"/>
      <text:p text:style-name="P2">Questions. </text:p>
      <text:p text:style-name="P3"/>
      <text:p text:style-name="P16"><text:span text:style-name="T2">N</text:span><text:span text:style-name="T3">avigation bar</text:span></text:p>
      <text:p text:style-name="P4">Can you find the <text:span text:style-name="T14">navigation</text:span> links in mobile mode?</text:p>
      <text:p text:style-name="P5">Can you browse through the club games without being signed in?</text:p>
      <text:p text:style-name="P15">Can you click on the links there and go to a page with details?</text:p>
      <text:p text:style-name="P6"/>
      <text:p text:style-name="P7">Membership</text:p>
      <text:p text:style-name="P9">Can you create an account?</text:p>
      <text:p text:style-name="P10">Can you login?</text:p>
      <text:p text:style-name="P11">Can you logout?<text:line-break/>Can you reset your password?</text:p>
      <text:p text:style-name="P11"/>
      <text:p text:style-name="P17"><text:span text:style-name="T4">Database</text:span><text:span text:style-name="T5"> functionality</text:span></text:p>
      <text:p text:style-name="P17"><text:span text:style-name="T6">Can you add a </text:span><text:span text:style-name="T7">game</text:span><text:span text:style-name="T6"> </text:span><text:span text:style-name="T8">entry</text:span><text:span text:style-name="T6">? </text:span><text:span text:style-name="T8">Can you add one w</text:span><text:span text:style-name="T9">ith a picture?</text:span></text:p>
      <text:p text:style-name="P19"><text:span text:style-name="T9">C</text:span><text:span text:style-name="T1">an you go to the page where you can browse through your own games?</text:span></text:p>
      <text:p text:style-name="P11">Can you do a search?</text:p>
      <text:p text:style-name="P12">Can you go to the details page from the search/<text:span text:style-name="T16">browse</text:span> results?</text:p>
      <text:p text:style-name="P13">Can you edit an entry?</text:p>
      <text:p text:style-name="P11"><text:span text:style-name="T15">Can you del</text:span><text:span text:style-name="T14">e</text:span><text:span text:style-name="T15">te an entry?</text:span></text:p>
      <text:p text:style-name="P11"/>
      <text:p text:style-name="P7">Optional</text:p>
      <text:p text:style-name="P17"><text:span text:style-name="T10">Can you reach th</text:span><text:span text:style-name="T11">e, entry/search/</text:span><text:span text:style-name="T7">detail</text:span><text:span text:style-name="T11">,</text:span><text:span text:style-name="T10"> page</text:span><text:span text:style-name="T12">s</text:span><text:span text:style-name="T10"> without being logged in?</text:span></text:p>
      <text:p text:style-name="P17"><text:span text:style-name="T12">Test the error messages, like trying to add a </text:span><text:span text:style-name="T7">game</text:span><text:span text:style-name="T12"> with no title or login with wrong information. </text:span></text:p>
      <text:p text:style-name="P18"><text:span text:style-name="T12">I</text:span><text:span text:style-name="T1">s there anything you would like to see added to th</text:span><text:span text:style-name="T13">is</text:span><text:span text:style-name="T1"> application?</text:span></text:p>
      <text:p text:style-name="P14"/>
      <text:p text:style-name="P8">General feedback and opinion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11:22:42.510000000</meta:creation-date>
    <dc:date>2021-11-03T10:37:09.611000000</dc:date>
    <meta:editing-duration>PT23H14M24S</meta:editing-duration>
    <meta:editing-cycles>6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2" meta:word-count="155" meta:character-count="873" meta:non-whitespace-character-count="738"/>
  </office:meta>
</office:document-meta>
</file>